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istobal Guerrero</text:p>
      <text:p text:style-name="P1">Class: CSE 313</text:p>
      <text:p text:style-name="P1">Homework: 3</text:p>
      <text:p text:style-name="P1">Instructor: Taline Georgiou</text:p>
      <text:p text:style-name="Standard"/>
      <text:p text:style-name="Standard">7.4 Create the symbol table entries generated by the assembler when translating the following routine into machine co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7.9 What is the purpose of the .END pseudo-op? How does it differ from the HALT instruction.</text:p>
      <text:p text:style-name="Standard"/>
      <text:p text:style-name="Standard"/>
      <text:p text:style-name="Standard"/>
      <text:p text:style-name="Standard"/>
      <text:p text:style-name="Standard"/>
      <text:p text:style-name="Standard">7.10 The following program fragment has an error in it. Identify it and explain how to fix it.</text:p>
      <text:p text:style-name="Standard"><text:tab/><text:tab/><text:tab/><text:tab/><text:tab/>ADD<text:tab/>R3, R3, #30</text:p>
      <text:p text:style-name="Standard"><text:tab/><text:tab/><text:tab/><text:tab/><text:tab/>ST<text:tab/>R3, A</text:p>
      <text:p text:style-name="Standard"><text:tab/><text:tab/><text:tab/><text:tab/><text:tab/>HALT</text:p>
      <text:p text:style-name="Standard"><text:tab/><text:tab/><text:tab/><text:tab/>A<text:tab/>.FILL<text:tab/>#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7.13 The following program adds the values stored in memory locations A, B, C and stores the result into memory. There are two errors in the code. For each, describe the error and indicate whether it will be detected at assembly time or at run ti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8.2 Why is a Ready bit not needed if synchronous I/O is us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8.5 What is the purpose of bit [15] in the KBS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8.10 What problem could occur if the display hardware does not check the DSR before writing to the DD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8.14 An LC-3 Load instruction specifies the address xFE02. How do we know whether to load from the KBDR or from memory location xFE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obal Guerrero</meta:initial-creator>
    <meta:creation-date>2012-05-30T07:53:11.78</meta:creation-date>
    <dc:date>2012-05-30T08:38:02.61</dc:date>
    <dc:creator>Cristobal Guerrero</dc:creator>
    <meta:editing-duration>PT13M38S</meta:editing-duration>
    <meta:editing-cycles>2</meta:editing-cycles>
    <meta:generator>OpenOffice.org/3.3$Win32 OpenOffice.org_project/330m20$Build-9567</meta:generator>
    <meta:printed-by>Cristobal Guerrero</meta:printed-by>
    <meta:print-date>2012-05-30T08:32:57.62</meta:print-date>
    <meta:document-statistic meta:table-count="0" meta:image-count="0" meta:object-count="0" meta:page-count="2" meta:paragraph-count="16" meta:word-count="187" meta:character-count="1027"/>
  </office:meta>
</office:document-meta>
</file>